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693in" style:contextual-spacing="false"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margin-top="0in" fo:margin-bottom="0.0693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5pt"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P3" style:family="paragraph" style:parent-style-name="Standard">
      <style:paragraph-properties fo:margin-left="0in" fo:margin-right="0in" fo:margin-top="0in" fo:margin-bottom="0.0693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P4" style:family="paragraph" style:parent-style-name="Standard">
      <style:paragraph-properties fo:margin-left="0in" fo:margin-right="0in" fo:margin-top="0in" fo:margin-bottom="0.0693in" style:contextual-spacing="false"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0693in" style:contextual-spacing="false" fo:line-height="115%" fo:text-align="start" style:justify-single-word="false" fo:text-indent="0in" style:auto-text-indent="false" fo:break-before="auto" fo:break-after="auto" style:writing-mode="lr-tb"/>
      <style:text-properties officeooo:paragraph-rsid="00106cb7"/>
    </style:style>
    <style:style style:name="P6" style:family="paragraph" style:parent-style-name="Standard">
      <style:paragraph-properties fo:margin-left="0in" fo:margin-right="0in" fo:margin-top="0in" fo:margin-bottom="0.0693in" style:contextual-spacing="false" fo:line-height="115%" fo:text-align="start" style:justify-single-word="false" fo:text-indent="0in" style:auto-text-indent="false" style:writing-mode="lr-tb"/>
    </style:style>
    <style:style style:name="P7" style:family="paragraph" style:parent-style-name="Standard">
      <style:paragraph-properties fo:margin-left="0in" fo:margin-right="0in" fo:margin-top="0in" fo:margin-bottom="0.0693in" style:contextual-spacing="false" fo:line-height="115%" fo:text-align="start" style:justify-single-word="false" fo:text-indent="0in" style:auto-text-indent="false" style:writing-mode="lr-tb"/>
      <style:text-properties officeooo:paragraph-rsid="00106cb7"/>
    </style:style>
    <style:style style:name="P8" style:family="paragraph" style:parent-style-name="Standard" style:master-page-name="Standard">
      <style:paragraph-properties fo:margin-left="0in" fo:margin-right="0in" fo:margin-top="0in" fo:margin-bottom="0.0693in" style:contextual-spacing="false" fo:line-height="115%" fo:text-align="start" style:justify-single-word="false" fo:text-indent="0in" style:auto-text-indent="false" style:page-number="auto" fo:break-before="auto" fo:break-after="auto" style:writing-mode="lr-tb"/>
    </style:style>
    <style:style style:name="P9" style:family="paragraph" style:parent-style-name="Standard">
      <style:paragraph-properties fo:margin-left="0in" fo:margin-right="0in" fo:margin-top="0in" fo:margin-bottom="0.0693in" style:contextual-spacing="false" fo:line-height="115%" fo:text-align="start" style:justify-single-word="false" fo:text-indent="0.2665in" style:auto-text-indent="false" fo:break-before="auto" fo:break-after="auto" style:writing-mode="lr-tb"/>
      <style:text-properties officeooo:paragraph-rsid="00106cb7"/>
    </style:style>
    <style:style style:name="P10" style:family="paragraph" style:parent-style-name="Standard">
      <style:paragraph-properties fo:margin-left="0in" fo:margin-right="0in" fo:margin-top="0in" fo:margin-bottom="0.0693in" style:contextual-spacing="false" fo:line-height="115%" fo:text-align="start" style:justify-single-word="false" fo:text-indent="0.2665in" style:auto-text-indent="false" style:writing-mode="lr-tb"/>
      <style:text-properties officeooo:paragraph-rsid="00106cb7"/>
    </style:style>
    <style:style style:name="P11" style:family="paragraph" style:parent-style-name="Table_20_Contents">
      <style:text-properties officeooo:paragraph-rsid="00106cb7"/>
    </style:style>
    <style:style style:name="T1" style:family="text">
      <style:text-properties fo:color="#000000" style:text-line-through-style="none" style:font-name="Arial" fo:font-size="26pt"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2" style:family="text">
      <style:text-properties fo:color="#000000" style:text-line-through-style="none" style:font-name="Arial"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3" style:family="text">
      <style:text-properties fo:color="#000000" style:text-line-through-style="none" style:font-name="Arial" fo:font-size="13pt" fo:font-style="normal" style:text-underline-style="none" fo:font-weight="normal" officeooo:rsid="00106cb7" style:font-name-asian="Arial" style:font-size-asian="13pt" style:font-style-asian="normal" style:font-weight-asian="normal" style:font-name-complex="Arial" style:font-size-complex="13pt" style:font-style-complex="normal" style:font-weight-complex="normal"/>
    </style:style>
    <style:style style:name="T4" style:family="text">
      <style:text-properties fo:color="#000000" style:text-line-through-style="none" style:font-name="Arial"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 style:family="text">
      <style:text-properties officeooo:rsid="00106c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idterm Exam Review</text:span></text:p>
      <text:p text:style-name="P1"><text:span text:style-name="T2">Spring</text:span><text:span text:style-name="T2"> 2013</text:span></text:p>
      <text:p text:style-name="P2">Architecture</text:p>
      <text:p text:style-name="P1"><text:span text:style-name="T2">1. What is the difference between an HTTP GET request and a POST request?</text:span></text:p>
      <text:p text:style-name="P6"><text:span text:style-name="T2"/></text:p>
      <text:p text:style-name="P1"><text:span text:style-name="T2">You</text:span><text:span text:style-name="T2"> </text:span><text:span text:style-name="T2">see</text:span><text:span text:style-name="T2"> </text:span><text:span text:style-name="T2">a</text:span><text:span text:style-name="T2"> </text:span><text:span text:style-name="T2">link</text:span><text:span text:style-name="T2"> </text:span><text:span text:style-name="T2">in</text:span><text:span text:style-name="T2"> </text:span><text:span text:style-name="T2">an</text:span><text:span text:style-name="T2"> </text:span><text:span text:style-name="T2">interface</text:span><text:span text:style-name="T2"> </text:span><text:span text:style-name="T2">whose</text:span><text:span text:style-name="T2"> </text:span><text:span text:style-name="T2">markup</text:span><text:span text:style-name="T2"> </text:span><text:span text:style-name="T2">is</text:span><text:span text:style-name="T2"> </text:span><text:span text:style-name="T2">as</text:span><text:span text:style-name="T2"> </text:span><text:span text:style-name="T2">follows</text:span><text:span text:style-name="T2">:</text:span></text:p>
      <text:p text:style-name="P1"><text:span text:style-name="T2">&lt;</text:span><text:span text:style-name="T2">a</text:span><text:span text:style-name="T2"> </text:span><text:span text:style-name="T2">href</text:span><text:span text:style-name="T2">="</text:span><text:span text:style-name="T2">images</text:span><text:span text:style-name="T2">/</text:span><text:span text:style-name="T2">new</text:span><text:span text:style-name="T2">?</text:span><text:span text:style-name="T2">request</text:span><text:span text:style-name="T2">_</text:span><text:span text:style-name="T2">type</text:span><text:span text:style-name="T2">=</text:span><text:span text:style-name="T2">PUT</text:span><text:span text:style-name="T2">" </text:span><text:span text:style-name="T2">method</text:span><text:span text:style-name="T2">="</text:span><text:span text:style-name="T2">POST</text:span><text:span text:style-name="T2">"&gt;</text:span><text:span text:style-name="T2">create</text:span><text:span text:style-name="T2"> </text:span><text:span text:style-name="T2">a</text:span><text:span text:style-name="T2"> </text:span><text:span text:style-name="T2">new</text:span><text:span text:style-name="T2"> </text:span><text:span text:style-name="T2">image</text:span><text:span text:style-name="T2">&lt;/</text:span><text:span text:style-name="T2">a</text:span><text:span text:style-name="T2">&gt;</text:span></text:p>
      <text:p text:style-name="P5"><text:span text:style-name="T2">2. Is the target URL relative or absolute?</text:span></text:p>
      <text:p text:style-name="P7"><text:span text:style-name="T2"/></text:p>
      <text:p text:style-name="P7"><text:span text:style-name="T2">3. What is the difference between an absolute and relative URL?</text:span></text:p>
      <text:p text:style-name="P7"><text:span text:style-name="T2"/></text:p>
      <text:p text:style-name="P7"><text:span text:style-name="T2">4. If you clicked on this link, what kind of request would your browser generate? (which HTTP method?) Assume no JavaScript modifies the behavior of the link.</text:span></text:p>
      <text:p text:style-name="P7"><text:span text:style-name="T2"/></text:p>
      <text:p text:style-name="P7"><text:span text:style-name="T2">5. Is there a querystring? What is it?</text:span></text:p>
      <text:p text:style-name="P7"><text:span text:style-name="T2"/></text:p>
      <text:p text:style-name="P7"><text:span text:style-name="T2">6. What is lacking from the link declaration that would otherwise enhance accessibility?</text:span></text:p>
      <text:p text:style-name="P7"><text:span text:style-name="T2"/></text:p>
      <text:p text:style-name="P1"><text:span text:style-name="T2">7. What are the roles of the model, view and controller in most typical Web applications? (One sentence for each.)</text:span></text:p>
      <text:p text:style-name="P6"><text:span text:style-name="T2"/></text:p>
      <text:p text:style-name="P1"><text:span text:style-name="T2">Given</text:span><text:span text:style-name="T2"> </text:span><text:span text:style-name="T2">the</text:span><text:span text:style-name="T2"> </text:span><text:span text:style-name="T2">following</text:span><text:span text:style-name="T2"> </text:span><text:span text:style-name="T2">HTTP</text:span><text:span text:style-name="T2"> </text:span><text:span text:style-name="T2">response</text:span><text:span text:style-name="T2"> </text:span><text:span text:style-name="T2">header</text:span><text:span text:style-name="T2">:</text:span></text:p>
      <text:p text:style-name="P1"><text:span text:style-name="T2">HTTP/1.1 304 Not Modified Date: Wed, 09 Mar 2011 16:43:33 GMT Server: Apache Connection: Keep-Alive Keep-Alive: timeout=2, max=100 Etag: "110e412f-7df-49e0f6a106500" Vary: Accept-Encoding</text:span></text:p>
      <text:p text:style-name="P1"><text:span text:style-name="T2">8. Would an HTTP response that begins like that usually contain a body? Why or why not?</text:span></text:p>
      <text:p text:style-name="P6"><text:span text:style-name="T2"/></text:p>
      <text:p text:style-name="P2">Ruby</text:p>
      <text:p text:style-name="P1"><text:soft-page-break/><text:span text:style-name="T2">9. </text:span><text:span text:style-name="T2">Write</text:span><text:span text:style-name="T2"> </text:span><text:span text:style-name="T2">a</text:span><text:span text:style-name="T2"> </text:span><text:span text:style-name="T2">Ruby</text:span><text:span text:style-name="T2"> </text:span><text:span text:style-name="T2">class</text:span><text:span text:style-name="T2"> </text:span><text:span text:style-name="T2">definition</text:span><text:span text:style-name="T2"> </text:span><text:span text:style-name="T2">that</text:span><text:span text:style-name="T2"> </text:span><text:span text:style-name="T2">meets</text:span><text:span text:style-name="T2"> </text:span><text:span text:style-name="T2">the</text:span><text:span text:style-name="T2"> </text:span><text:span text:style-name="T2">following</text:span><text:span text:style-name="T2"> </text:span><text:span text:style-name="T2">criteria</text:span><text:span text:style-name="T2">:</text:span></text:p>
      <text:p text:style-name="P5"><text:span text:style-name="T2">class is called Engine class has publicly accessible attributes horsepower, volume, and cylinder_count upon instantiation, an object of this class has a member variable, a String, called noise, whose initial value is "VROOOM" (that's three O's). class has an instance method called go() that prints the value of the instance variable noise 100 times class has an instance method called reverse() that prints the value of the instance variable noise backwards class has a static/class method called manufacture(), which takes one string argument and returns an Engine instance whose noise attribute is "putt-putt-putt" </text:span></text:p>
      <text:p text:style-name="P7"><text:span text:style-name="T2"/></text:p>
      <text:p text:style-name="P7"><text:span text:style-name="T2">10. Imagine an Engine instance hemi, which, when the following method is called:</text:span></text:p>
      <text:p text:style-name="P7"><text:span text:style-name="T2">hemi.respond_to?("to_s") returns true. What is missing from your class definition in order for this example to be accurate? </text:span></text:p>
      <text:p text:style-name="P7"><text:span text:style-name="T2"/></text:p>
      <text:p text:style-name="P7"><text:span text:style-name="T2">11. What object-oriented feature does the respond_to?() method illustrate? (eg, "inheritance, composition, ...")</text:span></text:p>
      <text:p text:style-name="P7"><text:span text:style-name="T2"/></text:p>
      <text:p text:style-name="P7"><text:span text:style-name="T2">12. According to Ruby conventions, what character is usually at the end of methods that return boolean values?</text:span></text:p>
      <text:p text:style-name="P7"><text:span text:style-name="T2"/></text:p>
      <text:p text:style-name="P7"><text:span text:style-name="T2">13. According to Ruby conventions, what is the difference between pairs of methods like do_this and do_this! (notice the bang) ?</text:span></text:p>
      <text:p text:style-name="P7"><text:span text:style-name="T2"/></text:p>
      <text:p text:style-name="P7"><text:span text:style-name="T2">14. Briefly explain Ruby's type system. What is it (by name)? What does it mean?</text:span></text:p>
      <text:p text:style-name="P7"><text:span text:style-name="T2"/></text:p>
      <text:p text:style-name="P7"><text:span text:style-name="T2">15. What type of Ruby object does the following expression yield? %w( master rails and then try another framework you'll never go back)</text:span></text:p>
      <text:p text:style-name="P7"><text:span text:style-name="T2"/></text:p>
      <text:p text:style-name="P7"><text:span text:style-name="T2">16. Given an array of strings called @happy_places, would these two snippets of code do the same thing?</text:span></text:p>
      <text:p text:style-name="P7"><text:span text:style-name="T2">@happy_places.each do |happy_place</text:span><text:span text:style-name="T3">| </text:span></text:p>
      <text:p text:style-name="P7"><text:span text:style-name="T3">p</text:span><text:span text:style-name="T2">uts happy_place </text:span></text:p>
      <text:p text:style-name="P7"><text:span text:style-name="T2">end </text:span></text:p>
      <text:p text:style-name="P7"><text:soft-page-break/><text:span text:style-name="T2">and </text:span></text:p>
      <text:p text:style-name="P7"><text:span text:style-name="T2">@happy_places.each {|hp| puts hp}</text:span></text:p>
      <text:p text:style-name="P7"><text:span text:style-name="T2"/></text:p>
      <text:p text:style-name="P7"><text:span text:style-name="T2"><text:s/>17. Given a function that needs to return a value to its caller, does the function need an explicit return statement? If so, explain why. If not, then what can you always expect a Ruby function to return?</text:span></text:p>
      <text:p text:style-name="P2">Rails</text:p>
      <text:p text:style-name="P5"><text:span text:style-name="T2">18. Which component of the MVC stack does ActiveRecord embody? 19. The Rails convention maps HTTP methods to certain controller methods, and those methods usually involve specific CRUD operations on models. Given the following CRUD database methods: create, read, update, and delete and the following HTTP methods: GET, PUT, POST, DELETE and the following controller actions: index, new, create, edit, update, destroy</text:span></text:p>
      <text:p text:style-name="P7"><text:span text:style-name="T2">Complete the following table.<text:line-break/></text:span></text:p>
      <table:table table:name="Table1" table:style-name="Table1">
        <table:table-column table:style-name="Table1.A" table:number-columns-repeated="3"/>
        <table:table-row>
          <table:table-cell table:style-name="Table1.A1" office:value-type="string">
            <text:p text:style-name="P5"><text:span text:style-name="T4">HTTP method</text:span></text:p>
          </table:table-cell>
          <table:table-cell table:style-name="Table1.A1" office:value-type="string">
            <text:p text:style-name="P5"><text:span text:style-name="T4">controller action</text:span></text:p>
          </table:table-cell>
          <table:table-cell table:style-name="Table1.C1" office:value-type="string">
            <text:p text:style-name="P5"><text:span text:style-name="T4">CRUD operation</text:span></text:p>
          </table:table-cell>
        </table:table-row>
        <table:table-row>
          <table:table-cell table:style-name="Table1.A2" office:value-type="string">
            <text:p text:style-name="Table_20_Contents"/>
          </table:table-cell>
          <table:table-cell table:style-name="Table1.A2" office:value-type="string">
            <text:p text:style-name="P11"><text:span text:style-name="T5">Index</text:span></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1"><text:span text:style-name="T5">new</text:span></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1"><text:span text:style-name="T5">Create</text:span></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1"><text:span text:style-name="T5">edit</text:span></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1"><text:span text:style-name="T5">update</text:span></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1"><text:span text:style-name="T5">delete</text:span></text:p>
          </table:table-cell>
          <table:table-cell table:style-name="Table1.C2" office:value-type="string">
            <text:p text:style-name="Table_20_Contents"/>
          </table:table-cell>
        </table:table-row>
      </table:table>
      <text:p text:style-name="P7"><text:span text:style-name="T2"/></text:p>
      <text:p text:style-name="P1"><text:span text:style-name="T4"><text:s/></text:span></text:p>
      <text:p text:style-name="P5"><text:span text:style-name="T2">20. Since browsers don't natively support real PUT or DELETE requests, how does Rails get around this to simulate RESTful behavior?</text:span></text:p>
      <text:p text:style-name="P7"><text:span text:style-name="T2"/></text:p>
      <text:p text:style-name="P7"><text:span text:style-name="T2">21. What are the three standard Rails environments? Name them, and explain their purpose.</text:span></text:p>
      <text:p text:style-name="P7"><text:span text:style-name="T2"/></text:p>
      <text:p text:style-name="P7"><text:span text:style-name="T2">22. Usually, Rails controllers incorporate plural nouns, such as ProtestsController and RevolutionsController. In what case should a controller have a singular name like GeocodingController?</text:span></text:p>
      <text:p text:style-name="P7"><text:soft-page-break/><text:span text:style-name="T2">23. What is a Rails "helper method" and when should they be defined and used by you, the developer?</text:span></text:p>
      <text:p text:style-name="P1"><text:span text:style-name="T2"/></text:p>
      <text:p text:style-name="P6"><text:span text:style-name="T2">Assume</text:span><text:span text:style-name="T2"> </text:span><text:span text:style-name="T2">you</text:span><text:span text:style-name="T2"> </text:span><text:span text:style-name="T2">have</text:span><text:span text:style-name="T2"> </text:span><text:span text:style-name="T2">a</text:span><text:span text:style-name="T2"> </text:span><text:span text:style-name="T2">RockStar</text:span><text:span text:style-name="T2"> </text:span><text:span text:style-name="T2">AR</text:span><text:span text:style-name="T2"> </text:span><text:span text:style-name="T2">class</text:span><text:span text:style-name="T2"> </text:span><text:span text:style-name="T2">that</text:span><text:span text:style-name="T2"> </text:span><text:span text:style-name="T2">has</text:span><text:span text:style-name="T2">_</text:span><text:span text:style-name="T2">many</text:span><text:span text:style-name="T2"> :</text:span><text:span text:style-name="T2">fans</text:span><text:span text:style-name="T2">, </text:span><text:span text:style-name="T2">and</text:span><text:span text:style-name="T2"> </text:span><text:span text:style-name="T2">a</text:span><text:span text:style-name="T2"> </text:span><text:span text:style-name="T2">Fan</text:span><text:span text:style-name="T2"> </text:span><text:span text:style-name="T2">class</text:span><text:span text:style-name="T2"> </text:span><text:span text:style-name="T2">that</text:span><text:span text:style-name="T2"> </text:span><text:span text:style-name="T2">belongs</text:span><text:span text:style-name="T2">_</text:span><text:span text:style-name="T2">to</text:span><text:span text:style-name="T2"> :</text:span><text:span text:style-name="T2">rock</text:span><text:span text:style-name="T2">_</text:span><text:span text:style-name="T2">star</text:span><text:span text:style-name="T2">.</text:span></text:p>
      <text:p text:style-name="P1"><text:span text:style-name="T2">24. What attribute must be present on which table, in order for AR to infer the proper foreign key/relationship?</text:span></text:p>
      <text:p text:style-name="P1"><text:span text:style-name="T2">Assume</text:span><text:span text:style-name="T2"> </text:span><text:span text:style-name="T2">a</text:span><text:span text:style-name="T2"> </text:span><text:span text:style-name="T2">GET</text:span><text:span text:style-name="T2"> </text:span><text:span text:style-name="T2">request</text:span><text:span text:style-name="T2"> </text:span><text:span text:style-name="T2">is</text:span><text:span text:style-name="T2"> </text:span><text:span text:style-name="T2">sent</text:span><text:span text:style-name="T2"> </text:span><text:span text:style-name="T2">to</text:span><text:span text:style-name="T2"> </text:span><text:span text:style-name="T2">the</text:span><text:span text:style-name="T2"> </text:span><text:span text:style-name="T2">RockStarsController</text:span><text:span text:style-name="T2">#</text:span><text:span text:style-name="T2">index</text:span><text:span text:style-name="T2"> </text:span><text:span text:style-name="T2">action</text:span><text:span text:style-name="T2">, </text:span><text:span text:style-name="T2">which</text:span><text:span text:style-name="T2"> </text:span><text:span text:style-name="T2">contains</text:span><text:span text:style-name="T2"> </text:span><text:span text:style-name="T2">a</text:span><text:span text:style-name="T2"> </text:span><text:span text:style-name="T2">finder</text:span><text:span text:style-name="T2"> </text:span><text:span text:style-name="T2">method</text:span><text:span text:style-name="T2"> </text:span><text:span text:style-name="T2">call</text:span><text:span text:style-name="T2"> @</text:span><text:span text:style-name="T2">rockstars</text:span><text:span text:style-name="T2"> = </text:span><text:span text:style-name="T2">RockStar</text:span><text:span text:style-name="T2">.</text:span><text:span text:style-name="T2">all</text:span><text:span text:style-name="T2">. </text:span><text:span text:style-name="T2">Assume</text:span><text:span text:style-name="T2"> </text:span><text:span text:style-name="T2">the</text:span><text:span text:style-name="T2"> </text:span><text:span text:style-name="T2">view</text:span><text:span text:style-name="T2"> </text:span><text:span text:style-name="T2">app</text:span><text:span text:style-name="T2">/</text:span><text:span text:style-name="T2">views</text:span><text:span text:style-name="T2">/</text:span><text:span text:style-name="T2">rock</text:span><text:span text:style-name="T2">_</text:span><text:span text:style-name="T2">stars</text:span><text:span text:style-name="T2">/</text:span><text:span text:style-name="T2">index</text:span><text:span text:style-name="T2">.</text:span><text:span text:style-name="T2">html</text:span><text:span text:style-name="T2">.</text:span><text:span text:style-name="T2">haml</text:span><text:span text:style-name="T2"> </text:span><text:span text:style-name="T2">displays</text:span><text:span text:style-name="T2"> </text:span><text:span text:style-name="T2">the</text:span><text:span text:style-name="T2"> </text:span><text:span text:style-name="T2">name</text:span><text:span text:style-name="T2"> </text:span><text:span text:style-name="T2">of</text:span><text:span text:style-name="T2"> </text:span><text:span text:style-name="T2">each</text:span><text:span text:style-name="T2"> </text:span><text:span text:style-name="T2">RockStar</text:span><text:span text:style-name="T2"> </text:span><text:span text:style-name="T2">and</text:span><text:span text:style-name="T2"> </text:span><text:span text:style-name="T2">each</text:span><text:span text:style-name="T2"> </text:span><text:span text:style-name="T2">RockStar</text:span><text:span text:style-name="T2"> </text:span><text:span text:style-name="T2">instance</text:span><text:span text:style-name="T2">'</text:span><text:span text:style-name="T2">s</text:span><text:span text:style-name="T2"> </text:span><text:span text:style-name="T2">fans</text:span><text:span text:style-name="T2"> </text:span><text:span text:style-name="T2">like</text:span><text:span text:style-name="T2"> </text:span><text:span text:style-name="T2">so</text:span><text:span text:style-name="T2">:</text:span></text:p>
      <text:p text:style-name="P1"><text:span text:style-name="T2">- @</text:span><text:span text:style-name="T2">rockstars</text:span><text:span text:style-name="T2">.</text:span><text:span text:style-name="T2">each</text:span><text:span text:style-name="T2"> </text:span><text:span text:style-name="T2">do</text:span><text:span text:style-name="T2"> |</text:span><text:span text:style-name="T2">r</text:span><text:span text:style-name="T2">|</text:span></text:p>
      <text:p text:style-name="P1"><text:span text:style-name="T2">%</text:span><text:span text:style-name="T2">h</text:span><text:span text:style-name="T2">1= </text:span><text:span text:style-name="T2">r</text:span><text:span text:style-name="T2">.</text:span><text:span text:style-name="T2">name</text:span></text:p>
      <text:p text:style-name="P1"><text:span text:style-name="T2">- </text:span><text:span text:style-name="T2">r</text:span><text:span text:style-name="T2">.</text:span><text:span text:style-name="T2">fans</text:span><text:span text:style-name="T2">.</text:span><text:span text:style-name="T2">each</text:span><text:span text:style-name="T2"> </text:span><text:span text:style-name="T2">do</text:span><text:span text:style-name="T2"> |</text:span><text:span text:style-name="T2">f</text:span><text:span text:style-name="T2">|</text:span></text:p>
      <text:p text:style-name="P9"><text:span text:style-name="T2">%p= f.name </text:span></text:p>
      <text:p text:style-name="P10"><text:span text:style-name="T2"/></text:p>
      <text:p text:style-name="P7"><text:span text:style-name="T2">If</text:span><text:span text:style-name="T2"> you were tailing the log of your application during the rendering of the response, you would notice tons of database queries.</text:span></text:p>
      <text:p text:style-name="P1"><text:span text:style-name="T2">25. Are all of those queries ok? If so, explain why. If not, explain how you would reduce the number of database queries (without hand-rolling your own SQL qu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400m0$Build-2</meta:generator>
    <dc:title/>
    <meta:initial-creator/>
    <dc:creator>Andrew DeMaria</dc:creator>
    <meta:editing-cycles>2</meta:editing-cycles>
    <dc:date>2013-03-23T13:05:41</dc:date>
    <meta:editing-duration>P0D</meta:editing-duration>
    <meta:document-statistic meta:table-count="1" meta:image-count="0" meta:object-count="0" meta:page-count="4" meta:paragraph-count="58" meta:word-count="755" meta:character-count="4791" meta:non-whitespace-character-count="4083"/>
  </office:meta>
</office:document-meta>
</file>